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02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6.6547in"/>
    </style:style>
    <style:style style:name="co4" style:family="table-column">
      <style:table-column-properties fo:break-before="auto" style:column-width="1.1161in"/>
    </style:style>
    <style:style style:name="co5" style:family="table-column">
      <style:table-column-properties fo:break-before="auto" style:column-width="3.1591in"/>
    </style:style>
    <style:style style:name="co6" style:family="table-column">
      <style:table-column-properties fo:break-before="auto" style:column-width="0.2752in"/>
    </style:style>
    <style:style style:name="co7" style:family="table-column">
      <style:table-column-properties fo:break-before="auto" style:column-width="0.3516in"/>
    </style:style>
    <style:style style:name="co8" style:family="table-column">
      <style:table-column-properties fo:break-before="auto" style:column-width="1.302in"/>
    </style:style>
    <style:style style:name="co9" style:family="table-column">
      <style:table-column-properties fo:break-before="auto" style:column-width="10.4087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42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row table:style-name="ro1">
          <table:table-cell office:value-type="string">
            <text:p>OUŘEDNÍK, Patrik</text:p>
          </table:table-cell>
          <table:table-cell office:value-type="string">
            <text:p>AD acta</text:p>
          </table:table-cell>
          <table:table-cell/>
          <table:table-cell office:value-type="float" office:value="9788072152902">
            <text:p>9788072152902</text:p>
          </table:table-cell>
          <table:table-cell office:value-type="string">
            <text:p>Torst</text:p>
          </table:table-cell>
          <table:table-cell office:value-type="float" office:value="13">
            <text:p>13</text:p>
          </table:table-cell>
          <table:table-cell office:value-type="float" office:value="153">
            <text:p>153</text:p>
          </table:table-cell>
          <table:table-cell/>
          <table:table-cell office:value-type="string">
            <text:p>Děj knihy je zasazen do současné Prahy. Na půdorysu fabulační hříčky s detektivní zápletkou virtuózně rozehrává pestrou škálu stylistických i myšlenkových vtipů, jež autorovi slouží k sarkastickému pojednání českého dneška.</text:p>
          </table:table-cell>
          <table:table-cell table:number-columns-repeated="4"/>
          <table:table-cell office:value-type="float" office:value="2015">
            <text:p>2015</text:p>
          </table:table-cell>
        </table:table-row>
        <table:table-row table:style-name="ro1">
          <table:table-cell office:value-type="string">
            <text:p>Pánek, Jaroslav a kol.</text:p>
          </table:table-cell>
          <table:table-cell office:value-type="string">
            <text:p>Ad fontes</text:p>
          </table:table-cell>
          <table:table-cell office:value-type="string">
            <text:p>Český historický ústav v Římě (1994-2014) v kontextu českého bádání v Itálii a Vatikánu v 19.-21. století</text:p>
          </table:table-cell>
          <table:table-cell office:value-type="float" office:value="9788072862511">
            <text:p>9788072862511</text:p>
          </table:table-cell>
          <table:table-cell office:value-type="string">
            <text:p>Akademie věd České republiky. Historický ústav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string">
            <text:p>český, resumé v IJ</text:p>
          </table:table-cell>
          <table:table-cell office:value-type="string">
            <text:p>Jako první svazek ediční řady Acta Romana Bohemica vyšla kolektivní monografie, na níž se podílelo 13 odborníků dlouhodobě zpracovávajících prameny italských a vatikánských archivů a knihoven. Kniha podává přehled o vývoji českého bádání, zahájeného roku 1837 Františkem Palackým, pokračujícího Českou historickou expedicí na přelomu 19. a 20. století a Československým historickým ústavem v Římě v meziválečném období a rozvíjeného v současnosti Českým historickým ústavem v Římě, znovuzaloženým roku 1994.V jednotlivých kapitolách se podrobně zabývá hlavními výzkumnými a publikačními úkoly – vydáváním řady Monumenta Vaticana k dějinám pozdního středověku, edicí nunciaturních zpráv k 16.-17. století, jezuitskými prameny pro 16.-18. století, písemnostmi k dějinám vztahů Československa a českých zemí k Itálii a Vatikánu ve 20. století, stejně jako soupisem bohemikálních rukopisů a pozoruhodnou sondou do dějin papežských a světových financí v době Urbana VIII. Rozsáhlá bibliografie eviduje knihy a další studie, které vznikly za uplynulých dvacet let v prostředí Českého historického ústavu v Římě a obohatily českou i evropskou historiografii. Monografie je opatřena důkladným poznámkovým aparátem, rejstříky a obsáhlými souhrny v italštině a angličtině.</text:p>
          </table:table-cell>
          <table:table-cell table:number-columns-repeated="4"/>
          <table:table-cell office:value-type="float" office:value="2013">
            <text:p>2013</text:p>
          </table:table-cell>
        </table:table-row>
        <table:table-row table:style-name="ro1">
          <table:table-cell/>
          <table:table-cell office:value-type="string">
            <text:p>Ad gloriam Dei</text:p>
          </table:table-cell>
          <table:table-cell office:value-type="string">
            <text:p>Moravští misionáři v 16.-18. století</text:p>
          </table:table-cell>
          <table:table-cell office:value-type="float" office:value="9788070533000">
            <text:p>9788070533000</text:p>
          </table:table-cell>
          <table:table-cell office:value-type="string">
            <text:p>Vědecká knihovna v Olomouci</text:p>
          </table:table-cell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office:value-type="string">
            <text:p>český</text:p>
          </table:table-cell>
          <table:table-cell office:value-type="string">
            <text:p>Katalog výstavy k příležitosti 1150. výročí příchodu Konstantina a Metoděje na území Velké Moravy, zabývající se osudy celé řady jiných věrozvěstů, kteří se vydali na cestu šíření víry.</text:p>
          </table:table-cell>
          <table:table-cell table:number-columns-repeated="4"/>
          <table:table-cell office:value-type="float" office:value="2006">
            <text:p>2006</text:p>
          </table:table-cell>
        </table:table-row>
        <table:table-row table:style-name="ro1">
          <table:table-cell/>
          <table:table-cell office:value-type="string">
            <text:p>Ad honorem Bořivoj Srba</text:p>
          </table:table-cell>
          <table:table-cell/>
          <table:table-cell office:value-type="float" office:value="9788086928166">
            <text:p>9788086928166</text:p>
          </table:table-cell>
          <table:table-cell office:value-type="string">
            <text:p>Janáčkova akademie múzických umění v Brně</text:p>
          </table:table-cell>
          <table:table-cell office:value-type="float" office:value="17">
            <text:p>17</text:p>
          </table:table-cell>
          <table:table-cell office:value-type="float" office:value="366">
            <text:p>366</text:p>
          </table:table-cell>
          <table:table-cell office:value-type="string">
            <text:p>český</text:p>
          </table:table-cell>
          <table:table-cell office:value-type="string">
            <text:p>Sborník k 75. narozeninám prof. Bořivoje Srby tvoří příspěvky jedenatřiceti Srbových kolegů, spolupracovníků, žáků a přátel, povětšině divadelníků, ale také literátů a výtvarníků (např. E. Turnovského, M. Hynšta, J. Císaře, I. a P. Osolsoběho, I. Vyskočila, D. Montmartre, L. Kundery, Z. Hořínka, J. Kovalčuka, D. Turečka, P. Oslzlého, E. Stehlíkové, M. Štědroně, D. Šlosara, L. Peschel ad.). Vedle textů odborných a vzpomínkových se v něm objevují také básně, inscenační libreto, divadelní hra a reprodukce výtvarných děl. K nim je připojen Soupis vědeckých prací B. S. (1956–2006). Součástí je rovněž bohatý fotografický materiál, který doprovází některé studie či zachycuje Bořivoje Srbu v soukromí, v divadle, za katedrou, s přáteli, kolegy i celebritami.</text:p>
          </table:table-cell>
          <table:table-cell table:number-columns-repeated="4"/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Barteček, Ivo (editor)</text:p>
          </table:table-cell>
          <table:table-cell office:value-type="string">
            <text:p>Ad honorem Josef Polišenský (1915–2001)</text:p>
          </table:table-cell>
          <table:table-cell/>
          <table:table-cell office:value-type="float" office:value="9788024416465">
            <text:p>9788024416465</text:p>
          </table:table-cell>
          <table:table-cell office:value-type="string">
            <text:p>Univerzita Palackého v Olomouci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/>
          <table:table-cell office:value-type="string">
            <text:p>Tento sborník byl vydán u příležitosti nedožitého životního jubilea profesora Josefa Polišenského. Připravila ho Filozofická fakulta Univerzity Palackého za spolupráce přátel Josefa Polišenského.</text:p>
          </table:table-cell>
          <table:table-cell table:number-columns-repeated="4"/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Jan, Libor - Janiš, Dalibor a kol.</text:p>
          </table:table-cell>
          <table:table-cell office:value-type="string">
            <text:p>Ad iustitiam et bonum commune</text:p>
          </table:table-cell>
          <table:table-cell office:value-type="string">
            <text:p>Proměny zemského práva v českých zemích ve středověku a raném novověku</text:p>
          </table:table-cell>
          <table:table-cell office:value-type="float" office:value="9788086488653">
            <text:p>9788086488653</text:p>
          </table:table-cell>
          <table:table-cell office:value-type="string">
            <text:p>Matice moravská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string">
            <text:p>český</text:p>
          </table:table-cell>
          <table:table-cell office:value-type="string">
            <text:p>Monografie se svým zaměřením vrací ke starší tradici studia zemského práva jako klíčového právního okruhu, který rozhodujícím způsobem určoval chod českého státu a jeho společnosti.</text:p>
          </table:table-cell>
          <table:table-cell table:number-columns-repeated="4"/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2/09/2016</text:date>, <text:time>16:4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3" meta:object-count="0"/>
    <meta:generator>OpenOffice/4.1.2$Win32 OpenOffice.org_project/412m3$Build-9782</meta:generator>
  </office:meta>
</office:document-meta>
</file>